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0ef83b" officeooo:paragraph-rsid="000643b4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0f7ef3" officeooo:paragraph-rsid="000643b4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ab499" officeooo:paragraph-rsid="000ab499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ab499" officeooo:paragraph-rsid="000e0e1d" style:font-weight-asian="normal" style:font-weight-complex="normal"/>
    </style:style>
    <style:style style:name="P5" style:family="paragraph" style:parent-style-name="Standard">
      <style:text-properties style:text-underline-style="none" officeooo:paragraph-rsid="000643b4"/>
    </style:style>
    <style:style style:name="P6" style:family="paragraph" style:parent-style-name="Standard">
      <style:text-properties style:text-underline-style="none" officeooo:rsid="000ab499" officeooo:paragraph-rsid="000ab499"/>
    </style:style>
    <style:style style:name="P7" style:family="paragraph" style:parent-style-name="Standard">
      <style:text-properties style:text-underline-style="none" officeooo:rsid="000ab499" officeooo:paragraph-rsid="000c54bd"/>
    </style:style>
    <style:style style:name="P8" style:family="paragraph" style:parent-style-name="Standard">
      <style:text-properties style:text-underline-style="none" officeooo:rsid="000ab499" officeooo:paragraph-rsid="000e0e1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ef656" officeooo:paragraph-rsid="000643b4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ef656" officeooo:paragraph-rsid="0007be2e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0ef656" officeooo:paragraph-rsid="000a1707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0ef83b" officeooo:paragraph-rsid="000ab499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0ab499" officeooo:paragraph-rsid="000ab499" style:font-weight-asian="bold" style:font-weight-complex="bold"/>
    </style:style>
    <style:style style:name="T1" style:family="text">
      <style:text-properties officeooo:rsid="0013d485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ef83b" style:font-weight-asian="normal" style:font-weight-complex="normal"/>
    </style:style>
    <style:style style:name="T4" style:family="text">
      <style:text-properties style:text-underline-style="none" fo:font-weight="normal" officeooo:rsid="00149fe8" style:font-weight-asian="normal" style:font-weight-complex="normal"/>
    </style:style>
    <style:style style:name="T5" style:family="text">
      <style:text-properties style:text-underline-style="none" fo:font-weight="normal" officeooo:rsid="00115ea8" style:font-weight-asian="normal" style:font-weight-complex="normal"/>
    </style:style>
    <style:style style:name="T6" style:family="text">
      <style:text-properties style:text-underline-style="none" fo:font-weight="normal" officeooo:rsid="0007be2e" style:font-weight-asian="normal" style:font-weight-complex="normal"/>
    </style:style>
    <style:style style:name="T7" style:family="text">
      <style:text-properties style:text-underline-style="none" fo:font-weight="normal" officeooo:rsid="000a1707" style:font-weight-asian="normal" style:font-weight-complex="normal"/>
    </style:style>
    <style:style style:name="T8" style:family="text">
      <style:text-properties style:text-underline-style="none" fo:font-weight="normal" officeooo:rsid="000ab499" style:font-weight-asian="normal" style:font-weight-complex="normal"/>
    </style:style>
    <style:style style:name="T9" style:family="text">
      <style:text-properties style:text-underline-style="none" fo:font-weight="normal" officeooo:rsid="000c54bd" style:font-weight-asian="normal" style:font-weight-complex="normal"/>
    </style:style>
    <style:style style:name="T10" style:family="text">
      <style:text-properties officeooo:rsid="00149fe8"/>
    </style:style>
    <style:style style:name="T11" style:family="text">
      <style:text-properties officeooo:rsid="00115ea8"/>
    </style:style>
    <style:style style:name="T12" style:family="text">
      <style:text-properties officeooo:rsid="0007be2e"/>
    </style:style>
    <style:style style:name="T13" style:family="text">
      <style:text-properties officeooo:rsid="00094879"/>
    </style:style>
    <style:style style:name="T14" style:family="text">
      <style:text-properties officeooo:rsid="000ef83b"/>
    </style:style>
    <style:style style:name="T15" style:family="text">
      <style:text-properties officeooo:rsid="000ab499"/>
    </style:style>
    <style:style style:name="T16" style:family="text">
      <style:text-properties officeooo:rsid="000c54bd"/>
    </style:style>
    <style:style style:name="T17" style:family="text">
      <style:text-properties officeooo:rsid="000e0e1d"/>
    </style:style>
    <style:style style:name="T18" style:family="text">
      <style:text-properties fo:font-weight="normal" officeooo:rsid="000ef83b" style:font-weight-asian="normal" style:font-weight-complex="normal"/>
    </style:style>
    <style:style style:name="T19" style:family="text">
      <style:text-properties officeooo:rsid="000ecf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Nom du cas :<text:span text:style-name="T2"> Payer la commande </text:span></text:p>
      <text:p text:style-name="P10">But :<text:span text:style-name="T2"> </text:span><text:span text:style-name="T6">Détaille les étapes permettant </text:span><text:span text:style-name="T3">à</text:span><text:span text:style-name="T6"> un client d’</text:span><text:span text:style-name="T7">effectuer </text:span><text:span text:style-name="T9">l’opération</text:span><text:span text:style-name="T7"> de </text:span><text:span text:style-name="T9">p</text:span><text:span text:style-name="T7">aiement de sa commande</text:span></text:p>
      <text:p text:style-name="P9">Acteur principal : <text:span text:style-name="T3">Client </text:span></text:p>
      <text:p text:style-name="P9"/>
      <text:p text:style-name="P9">Déclenchement :<text:span text:style-name="T2"> </text:span><text:span text:style-name="T3">Le cas commence lorsque le client finalise sa commande et </text:span><text:span text:style-name="T7">procède</text:span><text:span text:style-name="T3"> au paiement de cette dernière</text:span></text:p>
      <text:p text:style-name="P9"><text:span text:style-name="T3"/></text:p>
      <text:p text:style-name="P9">Pre-condition :<text:span text:style-name="T2"> </text:span><text:span text:style-name="T3">Finaliser la commande</text:span></text:p>
      <text:p text:style-name="P9"><text:span text:style-name="T3"/></text:p>
      <text:p text:style-name="P9">Scenario nominal :</text:p>
      <text:p text:style-name="P1">1-Le système <text:span text:style-name="T19">propose</text:span> au client <text:span text:style-name="T12">le</text:span> choix <text:span text:style-name="T12">entre</text:span> payer en espèces ou par CB</text:p>
      <text:p text:style-name="P1">2-Le client choisit la méthode de paiement <text:span text:style-name="T12">(par CB)</text:span></text:p>
      <text:p text:style-name="P1">3-Le système <text:span text:style-name="T13">indique au client d’insérer sa CB et mettre le code</text:span></text:p>
      <text:p text:style-name="P1">4-Le client <text:span text:style-name="T13">rentre son code</text:span></text:p>
      <text:p text:style-name="P12"><text:span text:style-name="T8">5</text:span><text:span text:style-name="T2">-Le </text:span><text:span text:style-name="T4">système</text:span><text:span text:style-name="T2"> </text:span><text:span text:style-name="T5">valide</text:span><text:span text:style-name="T2"> le </text:span><text:span text:style-name="T8">code</text:span></text:p>
      <text:p text:style-name="P3">6-<text:span text:style-name="T14">Le système </text:span>débite la carte bancaire</text:p>
      <text:p text:style-name="P1"><text:span text:style-name="T15">7</text:span>-Le <text:span text:style-name="T10">système</text:span> imprime le ticket de caisse</text:p>
      <text:p text:style-name="P1"><text:span text:style-name="T15">8</text:span>-Fin du CU</text:p>
      <text:p text:style-name="P11">Post-condition :<text:span text:style-name="T2"> </text:span><text:span text:style-name="T3">Le client reçoit le ticket de caisse </text:span></text:p>
      <text:p text:style-name="P11"><text:span text:style-name="T3"/></text:p>
      <text:p text:style-name="P9">Scenario alternatif:</text:p>
      <text:p text:style-name="P4"><text:span text:style-name="T17">4.a-</text:span>[délai dépassé]</text:p>
      <text:p text:style-name="P4"><text:tab/><text:span text:style-name="T17">4a.1-Le système renvoie le client vers l’étape précédente [Appel CU Finaliser la commande]</text:span></text:p>
      <text:p text:style-name="P4"/>
      <text:p text:style-name="P2"><text:span text:style-name="T11">5.a- </text:span>[code <text:span text:style-name="T11">CB</text:span> <text:span text:style-name="T15">incorrect</text:span>]</text:p>
      <text:p text:style-name="P5"><text:s/><text:tab/><text:span text:style-name="T1">5a.1-Le système signale l’erreur et redemande le code</text:span></text:p>
      <text:p text:style-name="P5"><text:tab/><text:span text:style-name="T1">5a.2-Renvoie à 4</text:span></text:p>
      <text:p text:style-name="P5"/>
      <text:p text:style-name="P6"><text:span text:style-name="T16">6.a-</text:span>[solde insuffisant]</text:p>
      <text:p text:style-name="P7"><text:tab/><text:span text:style-name="T16">6a.1-Le système signale l’erreur et redemande d’indiquer le choix de paiement</text:span></text:p>
      <text:p text:style-name="P7"><text:tab/><text:span text:style-name="T16">6a.2-Renvoie à 1</text:span></text:p>
      <text:p text:style-name="P6"><text:tab/></text:p>
      <text:p text:style-name="P13">Scenario d’exception :</text:p>
      <text:p text:style-name="P6"><text:span text:style-name="T17">4.b-</text:span>[nombre de saisies incorrectes trop grand]</text:p>
      <text:p text:style-name="P6"><text:tab/><text:span text:style-name="T17">4b.1-L</text:span>e <text:span text:style-name="T17">système</text:span> <text:span text:style-name="T17">prévient</text:span> le client</text:p>
      <text:p text:style-name="P8"><text:tab/><text:span text:style-name="T17">4b.2-L</text:span>e <text:span text:style-name="T17">système</text:span> annule la commande</text:p>
      <text:p text:style-name="P8"><text:tab/><text:span text:style-name="T17">4b.3-L</text:span>e <text:span text:style-name="T17">système</text:span> met fin <text:span text:style-name="T18">à</text:span> la session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18:41:28.040258107</meta:creation-date>
    <dc:date>2019-11-17T21:29:51.410575837</dc:date>
    <meta:editing-duration>PT1H6M30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30" meta:word-count="197" meta:character-count="1225" meta:non-whitespace-character-count="1044"/>
  </office:meta>
</office:document-meta>
</file>